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style:rotation-align="none"/>
    </style:style>
    <style:style style:name="ce14" style:family="table-cell" style:parent-style-name="Default" style:data-style-name="N14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6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8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9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ff0000" style:font-style-complex="italic" style:font-style-asian="italic" style:font-weight-complex="bold" style:font-weight-asian="bold" fo:font-style="italic" fo:font-weight="bold"/>
    </style:style>
    <style:style style:name="T10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3">i</text:span><text:span text:style-name="T4">*Y</text:span><text:span text:style-name="T5">i</text:span></text:p>
          </table:table-cell>
          <table:table-cell table:style-name="ce11" office:value-type="string" calcext:value-type="string">
            <text:p>X<text:span text:style-name="T1">i</text:span><text:span text:style-name="T2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42.994249" calcext:value-type="float">
            <text:p>42,994249</text:p>
          </table:table-cell>
          <table:table-cell table:style-name="Default" office:value-type="float" office:value="0.6" calcext:value-type="float">
            <text:p>0,6</text:p>
          </table:table-cell>
          <table:table-cell table:formula="of:=[.B5]*[.C5]" office:value-type="float" office:value="25.7965494" calcext:value-type="float">
            <text:p>25,80</text:p>
          </table:table-cell>
          <table:table-cell table:formula="of:=[.B5]^2" office:value-type="float" office:value="1848.505447074" calcext:value-type="float">
            <text:p>1.848,51</text:p>
          </table:table-cell>
          <table:table-cell table:formula="of:=([.C5]-[.$I$18]*[.B5]-[.$I$19])^2" office:value-type="float" office:value="0.0000181379741849544" calcext:value-type="float">
            <text:p>0,0000</text:p>
          </table:table-cell>
          <table:table-cell table:formula="of:=([.B5]-[.$C$17])^2" office:value-type="float" office:value="262.3097681604" calcext:value-type="float">
            <text:p>262,309768160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38.9376" calcext:value-type="float">
            <text:p>38,9376</text:p>
          </table:table-cell>
          <table:table-cell table:style-name="Default" office:value-type="float" office:value="0.55" calcext:value-type="float">
            <text:p>0,55</text:p>
          </table:table-cell>
          <table:table-cell table:formula="of:=[.B6]*[.C6]" office:value-type="float" office:value="21.41568" calcext:value-type="float">
            <text:p>21,42</text:p>
          </table:table-cell>
          <table:table-cell table:formula="of:=[.B6]^2" office:value-type="float" office:value="1516.13669376" calcext:value-type="float">
            <text:p>1.516,14</text:p>
          </table:table-cell>
          <table:table-cell table:formula="of:=([.C6]-[.$I$18]*[.B6]-[.$I$19])^2" office:value-type="float" office:value="0.0000100121115254327" calcext:value-type="float">
            <text:p>0,0000</text:p>
          </table:table-cell>
          <table:table-cell table:formula="of:=([.B6]-[.$C$17])^2" office:value-type="float" office:value="147.363357127561" calcext:value-type="float">
            <text:p>147,36335712756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5.4025" calcext:value-type="float">
            <text:p>35,4025</text:p>
          </table:table-cell>
          <table:table-cell table:style-name="Default" office:value-type="float" office:value="0.5" calcext:value-type="float">
            <text:p>0,5</text:p>
          </table:table-cell>
          <table:table-cell table:formula="of:=[.B7]*[.C7]" office:value-type="float" office:value="17.70125" calcext:value-type="float">
            <text:p>17,70</text:p>
          </table:table-cell>
          <table:table-cell table:formula="of:=[.B7]^2" office:value-type="float" office:value="1253.33700625" calcext:value-type="float">
            <text:p>1.253,34</text:p>
          </table:table-cell>
          <table:table-cell table:formula="of:=([.C7]-[.$I$18]*[.B7]-[.$I$19])^2" office:value-type="float" office:value="0.0000102692972105413" calcext:value-type="float">
            <text:p>0,0000</text:p>
          </table:table-cell>
          <table:table-cell table:formula="of:=([.B7]-[.$C$17])^2" office:value-type="float" office:value="74.0327911013611" calcext:value-type="float">
            <text:p>74,032791101361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32.126224" calcext:value-type="float">
            <text:p>32,126224</text:p>
          </table:table-cell>
          <table:table-cell table:style-name="Default" office:value-type="float" office:value="0.45" calcext:value-type="float">
            <text:p>0,45</text:p>
          </table:table-cell>
          <table:table-cell table:formula="of:=[.B8]*[.C8]" office:value-type="float" office:value="14.4568008" calcext:value-type="float">
            <text:p>14,46</text:p>
          </table:table-cell>
          <table:table-cell table:formula="of:=[.B8]^2" office:value-type="float" office:value="1032.09426849818" calcext:value-type="float">
            <text:p>1.032,09</text:p>
          </table:table-cell>
          <table:table-cell table:formula="of:=([.C8]-[.$I$18]*[.B8]-[.$I$19])^2" office:value-type="float" office:value="0.00000017537102700919" calcext:value-type="float">
            <text:p>0,0000</text:p>
          </table:table-cell>
          <table:table-cell table:formula="of:=([.B8]-[.$C$17])^2" office:value-type="float" office:value="28.387104482025" calcext:value-type="float">
            <text:p>28,38710448202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28.4089" calcext:value-type="float">
            <text:p>28,4089</text:p>
          </table:table-cell>
          <table:table-cell table:style-name="Default" office:value-type="float" office:value="0.4" calcext:value-type="float">
            <text:p>0,4</text:p>
          </table:table-cell>
          <table:table-cell table:formula="of:=[.B9]*[.C9]" office:value-type="float" office:value="11.36356" calcext:value-type="float">
            <text:p>11,36</text:p>
          </table:table-cell>
          <table:table-cell table:formula="of:=[.B9]^2" office:value-type="float" office:value="807.06559921" calcext:value-type="float">
            <text:p>807,07</text:p>
          </table:table-cell>
          <table:table-cell table:formula="of:=([.C9]-[.$I$18]*[.B9]-[.$I$19])^2" office:value-type="float" office:value="0.00000484459258451996" calcext:value-type="float">
            <text:p>0,0000</text:p>
          </table:table-cell>
          <table:table-cell table:formula="of:=([.B9]-[.$C$17])^2" office:value-type="float" office:value="2.594132218161" calcext:value-type="float">
            <text:p>2,59413221816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25.260676" calcext:value-type="float">
            <text:p>25,260676</text:p>
          </table:table-cell>
          <table:table-cell table:style-name="Default" office:value-type="float" office:value="0.35" calcext:value-type="float">
            <text:p>0,35</text:p>
          </table:table-cell>
          <table:table-cell table:formula="of:=[.B10]*[.C10]" office:value-type="float" office:value="8.8412366" calcext:value-type="float">
            <text:p>8,84</text:p>
          </table:table-cell>
          <table:table-cell table:formula="of:=[.B10]^2" office:value-type="float" office:value="638.101751976976" calcext:value-type="float">
            <text:p>638,10</text:p>
          </table:table-cell>
          <table:table-cell table:formula="of:=([.C10]-[.$I$18]*[.B10]-[.$I$19])^2" office:value-type="float" office:value="0.0000104646940587591" calcext:value-type="float">
            <text:p>0,0000</text:p>
          </table:table-cell>
          <table:table-cell table:formula="of:=([.B10]-[.$C$17])^2" office:value-type="float" office:value="2.36419223364899" calcext:value-type="float">
            <text:p>2,3641922336489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.5296" calcext:value-type="float">
            <text:p>21,53</text:p>
          </table:table-cell>
          <table:table-cell office:value-type="float" office:value="0.3" calcext:value-type="float">
            <text:p>0,30</text:p>
          </table:table-cell>
          <table:table-cell table:formula="of:=[.B11]*[.C11]" office:value-type="float" office:value="6.45888" calcext:value-type="float">
            <text:p>6,46</text:p>
          </table:table-cell>
          <table:table-cell table:formula="of:=[.B11]^2" office:value-type="float" office:value="463.52367616" calcext:value-type="float">
            <text:p>463,52</text:p>
          </table:table-cell>
          <table:table-cell table:formula="of:=([.C11]-[.$I$18]*[.B11]-[.$I$19])^2" office:value-type="float" office:value="0.000000176767743349002" calcext:value-type="float">
            <text:p>0,0000</text:p>
          </table:table-cell>
          <table:table-cell table:formula="of:=([.B11]-[.$C$17])^2" office:value-type="float" office:value="27.758873031561" calcext:value-type="float">
            <text:p>27,75887303156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.884441" calcext:value-type="float">
            <text:p>17,88</text:p>
          </table:table-cell>
          <table:table-cell office:value-type="float" office:value="0.25" calcext:value-type="float">
            <text:p>0,25</text:p>
          </table:table-cell>
          <table:table-cell table:formula="of:=[.B12]*[.C12]" office:value-type="float" office:value="4.47111025" calcext:value-type="float">
            <text:p>4,47</text:p>
          </table:table-cell>
          <table:table-cell table:formula="of:=[.B12]^2" office:value-type="float" office:value="319.853229882481" calcext:value-type="float">
            <text:p>319,85</text:p>
          </table:table-cell>
          <table:table-cell table:formula="of:=([.C12]-[.$I$18]*[.B12]-[.$I$19])^2" office:value-type="float" office:value="0.00000138735973339234" calcext:value-type="float">
            <text:p>0,0000</text:p>
          </table:table-cell>
          <table:table-cell table:formula="of:=([.B12]-[.$C$17])^2" office:value-type="float" office:value="79.456329613584" calcext:value-type="float">
            <text:p>79,456329613584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.7456" calcext:value-type="float">
            <text:p>14,75</text:p>
          </table:table-cell>
          <table:table-cell office:value-type="float" office:value="0.2" calcext:value-type="float">
            <text:p>0,20</text:p>
          </table:table-cell>
          <table:table-cell table:formula="of:=[.B13]*[.C13]" office:value-type="float" office:value="2.94912" calcext:value-type="float">
            <text:p>2,95</text:p>
          </table:table-cell>
          <table:table-cell table:formula="of:=[.B13]^2" office:value-type="float" office:value="217.43271936" calcext:value-type="float">
            <text:p>217,43</text:p>
          </table:table-cell>
          <table:table-cell table:formula="of:=([.C13]-[.$I$18]*[.B13]-[.$I$19])^2" office:value-type="float" office:value="0.0000192801629146674" calcext:value-type="float">
            <text:p>0,0000</text:p>
          </table:table-cell>
          <table:table-cell table:formula="of:=([.B13]-[.$C$17])^2" office:value-type="float" office:value="145.266830023561" calcext:value-type="float">
            <text:p>145,266830023561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6929" calcext:value-type="float">
            <text:p>10,69</text:p>
          </table:table-cell>
          <table:table-cell office:value-type="float" office:value="0.15" calcext:value-type="float">
            <text:p>0,15</text:p>
          </table:table-cell>
          <table:table-cell table:formula="of:=[.B14]*[.C14]" office:value-type="float" office:value="1.603935" calcext:value-type="float">
            <text:p>1,60</text:p>
          </table:table-cell>
          <table:table-cell table:formula="of:=[.B14]^2" office:value-type="float" office:value="114.33811041" calcext:value-type="float">
            <text:p>114,34</text:p>
          </table:table-cell>
          <table:table-cell table:formula="of:=([.C14]-[.$I$18]*[.B14]-[.$I$19])^2" office:value-type="float" office:value="0.00000885803221928247" calcext:value-type="float">
            <text:p>0,0000</text:p>
          </table:table-cell>
          <table:table-cell table:formula="of:=([.B14]-[.$C$17])^2" office:value-type="float" office:value="259.382910626161" calcext:value-type="float">
            <text:p>259,3829106261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4])" office:value-type="float" office:value="267.98269" calcext:value-type="float">
            <text:p>267,98</text:p>
          </table:table-cell>
          <table:table-cell table:style-name="ce6" table:formula="of:=SUM([.C5:.C14])" office:value-type="float" office:value="3.75" calcext:value-type="float">
            <text:p>3,75</text:p>
          </table:table-cell>
          <table:table-cell table:style-name="ce6" table:formula="of:=SUM([.D5:.D14])" office:value-type="float" office:value="115.05812205" calcext:value-type="float">
            <text:p>115,06</text:p>
          </table:table-cell>
          <table:table-cell table:style-name="ce12" table:formula="of:=SUM([.E5:.E14])" office:value-type="float" office:value="8210.38850258164" calcext:value-type="float">
            <text:p>8.210,39</text:p>
          </table:table-cell>
          <table:table-cell table:style-name="ce15" table:formula="of:=SUM([.F5:.F14])" office:value-type="float" office:value="0.0000836063632019078" calcext:value-type="float">
            <text:p>0,0001</text:p>
          </table:table-cell>
          <table:table-cell table:style-name="ce2" table:formula="of:=SUM([.G5:.G14])" office:value-type="float" office:value="1028.91628861802" calcext:value-type="float">
            <text:p>1028,91628861802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14])" office:value-type="float" office:value="26.798269" calcext:value-type="float">
            <text:p>26,80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14])" office:value-type="float" office:value="0.375" calcext:value-type="float">
            <text:p>0,38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0.0141552947126168" calcext:value-type="float">
            <text:p>0,014155294712617</text:p>
          </table:table-cell>
          <table:table-cell/>
          <table:table-cell table:style-name="ce35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>
            <text:p>N</text:p>
          </table:table-cell>
          <table:table-cell office:value-type="float" office:value="10" calcext:value-type="float">
            <text:p>10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-0.00433739548298132" calcext:value-type="float">
            <text:p>-0,004337395482981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0.000100782389596366" calcext:value-type="float">
            <text:p>0,000100782389596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00288779596559064" calcext:value-type="float">
            <text:p>0,002887795965591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10.1435510972145" calcext:value-type="float">
            <text:p>10,1435510972145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6.832cm" svg:x="0.212cm" svg:y="0.261cm">
              <draw:object draw:notify-on-update-of-ranges="'MC-PO'.B5:'MC-PO'.B11 'MC-PO'.C4:'MC-PO'.C4 'MC-PO'.C5:'MC-PO'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7:29:42.8147840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6-13T19:22:13.074688376</dc:date>
    <meta:generator>LibreOffice/6.4.7.2$Linux_X86_64 LibreOffice_project/40$Build-2</meta:generator>
    <meta:editing-duration>PT8H38M29S</meta:editing-duration>
    <meta:editing-cycles>6</meta:editing-cycles>
    <meta:document-statistic meta:table-count="1" meta:cell-count="11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094cm" svg:y="0.281cm" chart:style-name="ch2">
          <text:p>Yi(±0,005)</text:p>
        </chart:title>
        <chart:plot-area chart:style-name="ch3" table:cell-range-address="'MC-PO'.B5:'MC-PO'.C11 'MC-PO'.C4:'MC-PO'.C4" chart:data-source-has-labels="row" svg:x="0.338cm" svg:y="1.286cm" svg:width="16.23cm" svg:height="5.892cm">
          <chartooo:coordinate-region svg:x="1.188cm" svg:y="1.474cm" svg:width="14.897cm" svg:height="5.2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994249">
                <text:p>42.994249</text:p>
                <draw:g>
                  <svg:desc>'MC-PO'.B5:'MC-PO'.B11</svg:desc>
                </draw:g>
              </table:table-cell>
              <table:table-cell office:value-type="float" office:value="0.6">
                <text:p>0.6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9376">
                <text:p>38.93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025">
                <text:p>35.40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126224">
                <text:p>32.12622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089">
                <text:p>28.40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260676">
                <text:p>25.26067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5296">
                <text:p>21.5296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